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51a" officeooo:paragraph-rsid="001bf51a"/>
    </style:style>
    <style:style style:name="P2" style:family="paragraph" style:parent-style-name="Standard">
      <style:text-properties fo:font-size="11pt" officeooo:rsid="001d458f" officeooo:paragraph-rsid="001d458f" style:font-size-asian="11pt" style:font-size-complex="11pt"/>
    </style:style>
    <style:style style:name="P3" style:family="paragraph" style:parent-style-name="Standard">
      <style:text-properties fo:font-size="11pt" officeooo:rsid="00230232" officeooo:paragraph-rsid="00215e65" style:font-size-asian="11pt" style:font-size-complex="11pt"/>
    </style:style>
    <style:style style:name="P4" style:family="paragraph" style:parent-style-name="Standard">
      <style:text-properties fo:font-size="11pt" officeooo:rsid="00230232" officeooo:paragraph-rsid="002600ff" style:font-size-asian="11pt" style:font-size-complex="11pt"/>
    </style:style>
    <style:style style:name="P5" style:family="paragraph" style:parent-style-name="Standard">
      <style:text-properties fo:font-size="11pt" officeooo:rsid="00230232" officeooo:paragraph-rsid="002e8134" style:font-size-asian="11pt" style:font-size-complex="11pt"/>
    </style:style>
    <style:style style:name="P6" style:family="paragraph" style:parent-style-name="Standard">
      <style:text-properties fo:font-size="11pt" officeooo:rsid="00230232" officeooo:paragraph-rsid="00310152" style:font-size-asian="11pt" style:font-size-complex="11pt"/>
    </style:style>
    <style:style style:name="P7" style:family="paragraph" style:parent-style-name="Standard">
      <style:text-properties fo:font-size="11pt" officeooo:rsid="00230232" officeooo:paragraph-rsid="003ac972" style:font-size-asian="11pt" style:font-size-complex="11pt"/>
    </style:style>
    <style:style style:name="P8" style:family="paragraph" style:parent-style-name="Standard">
      <style:text-properties fo:font-size="11pt" officeooo:rsid="0026752f" officeooo:paragraph-rsid="00215e65" style:font-size-asian="11pt" style:font-size-complex="11pt"/>
    </style:style>
    <style:style style:name="P9" style:family="paragraph" style:parent-style-name="Standard">
      <style:text-properties fo:font-size="11pt" officeooo:rsid="0026752f" officeooo:paragraph-rsid="0026752f" style:font-size-asian="11pt" style:font-size-complex="11pt"/>
    </style:style>
    <style:style style:name="P10" style:family="paragraph" style:parent-style-name="Standard">
      <style:text-properties fo:font-size="11pt" officeooo:rsid="0028d33c" officeooo:paragraph-rsid="0026752f" style:font-size-asian="11pt" style:font-size-complex="11pt"/>
    </style:style>
    <style:style style:name="P11" style:family="paragraph" style:parent-style-name="Standard">
      <style:text-properties fo:font-size="11pt" officeooo:rsid="0037ba9b" officeooo:paragraph-rsid="0026752f" style:font-size-asian="11pt" style:font-size-complex="11pt"/>
    </style:style>
    <style:style style:name="P12" style:family="paragraph" style:parent-style-name="Standard">
      <style:text-properties fo:font-size="11pt" officeooo:rsid="002e8134" officeooo:paragraph-rsid="002a9930" style:font-size-asian="11pt" style:font-size-complex="11pt"/>
    </style:style>
    <style:style style:name="P13" style:family="paragraph" style:parent-style-name="Standard">
      <style:text-properties fo:font-size="11pt" officeooo:rsid="002e8134" officeooo:paragraph-rsid="003ac972" style:font-size-asian="11pt" style:font-size-complex="11pt"/>
    </style:style>
    <style:style style:name="P14" style:family="paragraph" style:parent-style-name="Standard">
      <style:text-properties fo:font-size="11pt" officeooo:rsid="002e8134" officeooo:paragraph-rsid="003b56c2" style:font-size-asian="11pt" style:font-size-complex="11pt"/>
    </style:style>
    <style:style style:name="P15" style:family="paragraph" style:parent-style-name="Standard">
      <style:text-properties fo:font-size="11pt" officeooo:rsid="002fc121" officeooo:paragraph-rsid="002fc121" style:font-size-asian="11pt" style:font-size-complex="11pt"/>
    </style:style>
    <style:style style:name="P16" style:family="paragraph" style:parent-style-name="Standard">
      <style:text-properties fo:font-size="11pt" officeooo:rsid="00342500" officeooo:paragraph-rsid="00310152" style:font-size-asian="11pt" style:font-size-complex="11pt"/>
    </style:style>
    <style:style style:name="P17" style:family="paragraph" style:parent-style-name="Standard">
      <style:text-properties fo:font-size="11pt" officeooo:rsid="00329d8e" officeooo:paragraph-rsid="00310152" style:font-size-asian="11pt" style:font-size-complex="11pt"/>
    </style:style>
    <style:style style:name="P18" style:family="paragraph" style:parent-style-name="Standard">
      <style:text-properties fo:font-size="11pt" officeooo:rsid="00310152" officeooo:paragraph-rsid="00310152" style:font-size-asian="11pt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y för <text:span text:style-name="T1"><text:text-input text:description="">$menu.location</text:text-input></text:span><text:span text:style-name="T1"> <text:s/></text:span><text:span text:style-name="T1"><text:text-input text:description="">$menu.mealGroup</text:text-input></text:span><text:span text:style-name="T1"> </text:span></text:p>
      <text:p text:style-name="P1"/>
      <text:p text:style-name="P1">Från <text:span text:style-name="T1"><text:text-input text:description="">$menu.fromDatePP</text:text-input></text:span><text:span text:style-name="T1"> till </text:span><text:span text:style-name="T1"><text:text-input text:description="">$menu.toDatePP</text:text-input></text:span><text:span text:style-name="T1"> </text:span></text:p>
      <text:p text:style-name="P2"/>
      <text:p text:style-name="P2"/>
      <text:p text:style-name="P8"><text:text-input text:description="">#foreach($entry in $menu.dayMenus)</text:text-input> </text:p>
      <text:p text:style-name="P3"/>
      <text:p text:style-name="P10"><text:text-input text:description="">$entry.getEntryDatePP()</text:text-input> </text:p>
      <text:p text:style-name="P11"/>
      <text:p text:style-name="P13"><text:text-input text:description="">#if(! $entry.lunchEntries.isEmpty())</text:text-input> </text:p>
      <text:p text:style-name="P9">Lunch</text:p>
      <text:p text:style-name="P7"/>
      <text:p text:style-name="P12"><text:text-input text:description="">#foreach($me in $entry.lunchEntries)</text:text-input> </text:p>
      <text:p text:style-name="P15"><text:text-input text:description="">$me.entryText</text:text-input> </text:p>
      <text:p text:style-name="P5"><text:text-input text:description="">#end #end</text:text-input> </text:p>
      <text:p text:style-name="P5"/>
      <text:p text:style-name="P14"><text:text-input text:description="">#if(! $entry.dinnerEntries.isEmpty())</text:text-input> </text:p>
      <text:p text:style-name="P18">Middag</text:p>
      <text:p text:style-name="P18"/>
      <text:p text:style-name="P16"><text:text-input text:description="">#foreach($lme in $entry.dinnerEntries)</text:text-input> </text:p>
      <text:p text:style-name="P17"><text:text-input text:description="">$lme.entryText</text:text-input> </text:p>
      <text:p text:style-name="P6"><text:text-input text:description="">#end #end</text:text-input></text:p>
      <text:p text:style-name="P4"><text:text-input text:description="">#end</text:text-input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24:21.512268785</meta:creation-date>
    <dc:date>2016-02-03T15:52:22.301933252</dc:date>
    <meta:editing-duration>PT41M57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61" meta:character-count="387" meta:non-whitespace-character-count="358"/>
  </office:meta>
</office:document-meta>
</file>